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Akkurat" svg:font-family="Akkurat" style:font-family-generic="roman" style:font-pitch="variable"/>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0pt" style:font-size-asian="10pt"/>
    </style:style>
    <style:style style:name="P2" style:family="paragraph" style:parent-style-name="Standard">
      <style:text-properties fo:font-size="10pt" style:font-size-asian="10pt" fo:background-color="#ffff00"/>
    </style:style>
    <style:style style:name="P3" style:family="paragraph" style:parent-style-name="Standard">
      <style:text-properties fo:font-size="10pt" fo:language="fi" fo:country="FI" style:font-size-asian="10pt"/>
    </style:style>
    <style:style style:name="P4" style:family="paragraph" style:parent-style-name="Standard">
      <style:text-properties fo:font-size="10pt" fo:language="fi" fo:country="FI" style:font-size-asian="10pt" style:font-size-complex="10pt"/>
    </style:style>
    <style:style style:name="P5" style:family="paragraph" style:parent-style-name="Standard">
      <style:text-properties fo:font-size="10pt" fo:language="nn" fo:country="NO" style:font-size-asian="10pt"/>
    </style:style>
    <style:style style:name="P6" style:family="paragraph" style:parent-style-name="Standard">
      <style:text-properties fo:language="fi" fo:country="FI"/>
    </style:style>
    <style:style style:name="P7" style:family="paragraph" style:parent-style-name="Standard">
      <style:text-properties fo:language="fi" fo:country="FI" style:font-name-complex="Calibri1"/>
    </style:style>
    <style:style style:name="P8" style:family="paragraph" style:parent-style-name="Standard">
      <style:text-properties fo:language="fi" fo:country="FI" fo:background-color="#ffff00"/>
    </style:style>
    <style:style style:name="P9" style:family="paragraph" style:parent-style-name="Standard">
      <style:text-properties fo:color="#000000" fo:language="fi" fo:country="FI" style:font-name-complex="Calibri1"/>
    </style:style>
    <style:style style:name="P10" style:family="paragraph" style:parent-style-name="Standard">
      <style:text-properties fo:color="#000000" fo:language="fi" fo:country="FI" fo:background-color="#fcfcfc" style:font-name-complex="Calibri1"/>
    </style:style>
    <style:style style:name="P11" style:family="paragraph" style:parent-style-name="Standard">
      <style:text-properties fo:color="#000000" fo:font-size="10pt" style:font-size-asian="10pt"/>
    </style:style>
    <style:style style:name="P12" style:family="paragraph" style:parent-style-name="Standard">
      <style:text-properties fo:color="#000000" fo:font-size="10pt" fo:language="fi" fo:country="FI" style:font-size-asian="10pt"/>
    </style:style>
    <style:style style:name="P13" style:family="paragraph" style:parent-style-name="Standard">
      <style:text-properties fo:color="#000000" fo:font-size="10pt" fo:language="nn" fo:country="NO" style:font-size-asian="10pt"/>
    </style:style>
    <style:style style:name="P14" style:family="paragraph" style:parent-style-name="Standard">
      <style:text-properties fo:color="#000000" style:font-name="Segoe UI" fo:font-size="10.5pt" style:font-size-asian="10.5pt" style:font-name-complex="Segoe UI1" style:font-size-complex="10.5pt"/>
    </style:style>
    <style:style style:name="P15" style:family="paragraph" style:parent-style-name="Standard">
      <style:text-properties fo:color="#000000" style:font-name-complex="Calibri1"/>
    </style:style>
    <style:style style:name="P16" style:family="paragraph" style:parent-style-name="Standard">
      <style:text-properties fo:color="#000000" style:font-name="Arial" fo:language="fi" fo:country="FI" fo:background-color="#fcfcfc" style:font-name-complex="Arial1"/>
    </style:style>
    <style:style style:name="P17" style:family="paragraph" style:parent-style-name="Standard">
      <style:text-properties fo:color="#000000"/>
    </style:style>
    <style:style style:name="P18" style:family="paragraph" style:parent-style-name="Standard">
      <style:text-properties fo:color="#000000" fo:background-color="#ffffff" style:font-name-complex="Calibri1"/>
    </style:style>
    <style:style style:name="P19" style:family="paragraph" style:parent-style-name="Standard">
      <style:text-properties fo:color="#3a2e2d" style:font-name="Akkurat" fo:font-size="10.5pt" fo:language="fi" fo:country="FI" style:font-size-asian="10.5pt" style:font-size-complex="10.5pt"/>
    </style:style>
    <style:style style:name="P20" style:family="paragraph" style:parent-style-name="Standard">
      <style:text-properties fo:color="#3a2e2d" style:font-name="Akkurat" fo:font-size="10.5pt" style:font-size-asian="10.5pt" style:font-size-complex="10.5pt"/>
    </style:style>
    <style:style style:name="P21" style:family="paragraph" style:parent-style-name="Standard">
      <style:text-properties fo:color="#3a2e2d" style:font-name="Akkurat" fo:background-color="#ffffff"/>
    </style:style>
    <style:style style:name="P22" style:family="paragraph" style:parent-style-name="Standard">
      <style:text-properties fo:color="#3a2e2d" fo:language="fi" fo:country="FI" style:font-name-complex="Calibri1"/>
    </style:style>
    <style:style style:name="P23" style:family="paragraph" style:parent-style-name="Standard">
      <style:text-properties fo:color="#3a2e2d" fo:background-color="#ffffff" style:font-name-complex="Calibri1"/>
    </style:style>
    <style:style style:name="P24" style:family="paragraph" style:parent-style-name="Standard">
      <style:text-properties fo:color="#3a2e2d" style:font-name-complex="Calibri1"/>
    </style:style>
    <style:style style:name="P25" style:family="paragraph" style:parent-style-name="Standard">
      <style:text-properties fo:background-color="#ffff00"/>
    </style:style>
    <style:style style:name="P26" style:family="paragraph" style:parent-style-name="Standard">
      <style:text-properties fo:language="nn" fo:country="NO"/>
    </style:style>
    <style:style style:name="P27" style:family="paragraph" style:parent-style-name="Standard">
      <style:text-properties fo:language="nn" fo:country="NO" style:font-name-complex="Calibri1"/>
    </style:style>
    <style:style style:name="P28" style:family="paragraph" style:parent-style-name="Standard">
      <style:text-properties style:font-name-complex="Calibri1"/>
    </style:style>
    <style:style style:name="P29" style:family="paragraph" style:parent-style-name="Standard">
      <style:text-properties style:font-name="Segoe UI" fo:font-size="10.5pt" fo:language="fi" fo:country="FI" style:font-size-asian="10.5pt" style:font-name-complex="Segoe UI1" style:font-size-complex="10.5pt"/>
    </style:style>
    <style:style style:name="P30" style:family="paragraph" style:parent-style-name="Standard">
      <style:paragraph-properties fo:margin-top="0cm" fo:margin-bottom="0.212cm" loext:contextual-spacing="false"/>
    </style:style>
    <style:style style:name="P31" style:family="paragraph" style:parent-style-name="Standard">
      <style:paragraph-properties fo:margin-top="0cm" fo:margin-bottom="0.212cm" loext:contextual-spacing="false" fo:line-height="115%"/>
    </style:style>
    <style:style style:name="P32" style:family="paragraph" style:parent-style-name="Standard" style:list-style-name="">
      <style:paragraph-properties fo:margin-top="0.494cm" fo:margin-bottom="0.494cm" loext:contextual-spacing="false"/>
    </style:style>
    <style:style style:name="P33" style:family="paragraph" style:parent-style-name="Standard" style:list-style-name="">
      <style:paragraph-properties fo:margin-top="0.494cm" fo:margin-bottom="0.494cm" loext:contextual-spacing="false"/>
      <style:text-properties fo:color="#3a2e2d" style:font-name="Akkurat" style:letter-kerning="true" style:font-name-asian="Times New Roman1" style:language-asian="nb" style:country-asian="NO" style:font-name-complex="Times New Roman1" style:font-weight-complex="bold"/>
    </style:style>
    <style:style style:name="P34" style:family="paragraph" style:parent-style-name="Standard" style:list-style-name="">
      <style:paragraph-properties fo:margin-top="0.494cm" fo:margin-bottom="0.494cm" loext:contextual-spacing="false"/>
      <style:text-properties fo:color="#3a2e2d" style:font-name="Akkurat" fo:language="fi" fo:country="FI" style:letter-kerning="true" style:font-name-asian="Times New Roman1" style:language-asian="nb" style:country-asian="NO" style:font-name-complex="Times New Roman1" style:font-weight-complex="bold"/>
    </style:style>
    <style:style style:name="P35" style:family="paragraph" style:parent-style-name="Standard" style:list-style-name="">
      <style:paragraph-properties fo:margin-top="0.494cm" fo:margin-bottom="0.494cm" loext:contextual-spacing="false"/>
      <style:text-properties fo:language="fi" fo:country="FI"/>
    </style:style>
    <style:style style:name="P36" style:family="paragraph" style:parent-style-name="Standard" style:list-style-name="">
      <style:paragraph-properties fo:margin-top="0.494cm" fo:margin-bottom="0.494cm" loext:contextual-spacing="false"/>
      <style:text-properties fo:color="#000000" style:letter-kerning="true" style:font-name-asian="Times New Roman1" style:language-asian="nb" style:country-asian="NO" style:font-name-complex="Calibri1" style:font-weight-complex="bold"/>
    </style:style>
    <style:style style:name="P37" style:family="paragraph" style:parent-style-name="Standard">
      <style:paragraph-properties fo:margin-top="0.212cm" fo:margin-bottom="0.423cm" loext:contextual-spacing="false"/>
      <style:text-properties fo:language="fi" fo:country="FI"/>
    </style:style>
    <style:style style:name="P38" style:family="paragraph" style:parent-style-name="Standard" style:master-page-name="Standard">
      <style:paragraph-properties style:page-number="auto"/>
      <style:text-properties fo:font-size="10pt" style:font-size-asian="10pt"/>
    </style:style>
    <style:style style:name="T1" style:family="text">
      <style:text-properties fo:color="#000000" fo:language="fi" fo:country="FI" style:font-name-complex="Calibri1"/>
    </style:style>
    <style:style style:name="T2" style:family="text">
      <style:text-properties fo:color="#000000" fo:language="fi" fo:country="FI" style:font-name-complex="Calibri1" fo:background-color="#ffff00"/>
    </style:style>
    <style:style style:name="T3" style:family="text">
      <style:text-properties fo:color="#000000" fo:language="fi" fo:country="FI"/>
    </style:style>
    <style:style style:name="T4" style:family="text">
      <style:text-properties fo:color="#000000" fo:language="fi" fo:country="FI" fo:background-color="#ffffff" loext:char-shading-value="0" style:font-name-complex="Calibri1"/>
    </style:style>
    <style:style style:name="T5" style:family="text">
      <style:text-properties fo:color="#000000" fo:language="fi" fo:country="FI" style:letter-kerning="true" style:font-name-asian="Times New Roman1" style:language-asian="nb" style:country-asian="NO" style:font-name-complex="Calibri1" style:font-weight-complex="bold"/>
    </style:style>
    <style:style style:name="T6" style:family="text">
      <style:text-properties fo:color="#000000" fo:language="fi" fo:country="FI" fo:background-color="#fcfcfc" loext:char-shading-value="0" style:font-name-complex="Calibri1"/>
    </style:style>
    <style:style style:name="T7" style:family="text">
      <style:text-properties fo:color="#000000" style:font-name="Calibri" fo:language="fi" fo:country="FI" style:font-name-asian="Times New Roman1" style:language-asian="nb" style:country-asian="NO" style:font-name-complex="Times New Roman1"/>
    </style:style>
    <style:style style:name="T8" style:family="text">
      <style:text-properties fo:color="#000000" fo:background-color="#ffffff" loext:char-shading-value="0" style:font-name-complex="Calibri1"/>
    </style:style>
    <style:style style:name="T9" style:family="text">
      <style:text-properties fo:color="#000000" fo:language="nn" fo:country="NO" fo:background-color="#ffffff" loext:char-shading-value="0" style:font-name-complex="Calibri1"/>
    </style:style>
    <style:style style:name="T10" style:family="text">
      <style:text-properties fo:color="#000000" fo:font-size="10pt" style:font-size-asian="10pt"/>
    </style:style>
    <style:style style:name="T11" style:family="text">
      <style:text-properties fo:color="#000000" fo:font-size="10pt" fo:language="fi" fo:country="FI" style:font-size-asian="10pt"/>
    </style:style>
    <style:style style:name="T12" style:family="text">
      <style:text-properties fo:color="#000000" style:font-name-complex="Calibri1"/>
    </style:style>
    <style:style style:name="T13" style:family="text">
      <style:text-properties fo:color="#000000" style:font-name="Segoe UI" fo:font-size="10.5pt" style:font-size-asian="10.5pt" style:font-name-complex="Segoe UI1" style:font-size-complex="10.5pt"/>
    </style:style>
    <style:style style:name="T14" style:family="text">
      <style:text-properties fo:color="#000000" style:font-name="Arial" fo:language="fi" fo:country="FI" fo:background-color="#fcfcfc" loext:char-shading-value="0" style:font-name-complex="Arial1"/>
    </style:style>
    <style:style style:name="T15" style:family="text">
      <style:text-properties fo:color="#000000"/>
    </style:style>
    <style:style style:name="T16" style:family="text">
      <style:text-properties fo:language="fi" fo:country="FI"/>
    </style:style>
    <style:style style:name="T17" style:family="text">
      <style:text-properties fo:language="fi" fo:country="FI" style:font-name-complex="Calibri1"/>
    </style:style>
    <style:style style:name="T18" style:family="text">
      <style:text-properties fo:language="fi" fo:country="FI" fo:background-color="#ffff00"/>
    </style:style>
    <style:style style:name="T19" style:family="text">
      <style:text-properties fo:language="fi" fo:country="FI" loext:char-shading-value="0" fo:background-color="#ffff00"/>
    </style:style>
    <style:style style:name="T20" style:family="text">
      <style:text-properties fo:color="#ffffff" fo:language="fi" fo:country="FI" style:font-name-complex="Calibri1"/>
    </style:style>
    <style:style style:name="T21" style:family="text">
      <style:text-properties fo:color="#ffffff" style:font-name="Segoe UI" fo:language="fi" fo:country="FI" style:font-name-complex="Segoe UI1"/>
    </style:style>
    <style:style style:name="T22" style:family="text">
      <style:text-properties fo:color="#ffffff" style:font-name="Segoe UI" style:font-name-complex="Segoe UI1"/>
    </style:style>
    <style:style style:name="T23" style:family="text">
      <style:text-properties fo:color="#3a2e2d" style:font-name="Akkurat" fo:font-size="10.5pt" fo:language="fi" fo:country="FI" style:font-size-asian="10.5pt" style:font-size-complex="10.5pt"/>
    </style:style>
    <style:style style:name="T24" style:family="text">
      <style:text-properties fo:color="#3a2e2d" style:font-name="Akkurat" fo:font-size="10.5pt" style:font-size-asian="10.5pt" style:font-size-complex="10.5pt"/>
    </style:style>
    <style:style style:name="T25" style:family="text">
      <style:text-properties fo:color="#3a2e2d" style:font-name="Akkurat" fo:background-color="#ffffff" loext:char-shading-value="0"/>
    </style:style>
    <style:style style:name="T26" style:family="text">
      <style:text-properties fo:color="#3a2e2d" style:font-name="Akkurat" style:letter-kerning="true" style:font-name-asian="Times New Roman1" style:language-asian="nb" style:country-asian="NO" style:font-name-complex="Times New Roman1" style:font-weight-complex="bold"/>
    </style:style>
    <style:style style:name="T27" style:family="text">
      <style:text-properties fo:color="#3a2e2d" style:font-name="Akkurat" fo:language="fi" fo:country="FI" fo:background-color="#ffffff" loext:char-shading-value="0"/>
    </style:style>
    <style:style style:name="T28" style:family="text">
      <style:text-properties fo:color="#3a2e2d" style:font-name="Akkurat" fo:language="nn" fo:country="NO" fo:background-color="#ffffff" loext:char-shading-value="0"/>
    </style:style>
    <style:style style:name="T29" style:family="text">
      <style:text-properties fo:color="#3a2e2d" style:font-name-complex="Calibri1"/>
    </style:style>
    <style:style style:name="T30" style:family="text">
      <style:text-properties fo:color="#3a2e2d" fo:language="fi" fo:country="FI" style:font-name-complex="Calibri1"/>
    </style:style>
    <style:style style:name="T31" style:family="text">
      <style:text-properties fo:color="#3a2e2d" fo:language="fi" fo:country="FI" fo:background-color="#ffffff" loext:char-shading-value="0" style:font-name-complex="Calibri1"/>
    </style:style>
    <style:style style:name="T32" style:family="text">
      <style:text-properties fo:color="#3a2e2d" fo:background-color="#ffffff" loext:char-shading-value="0" style:font-name-complex="Calibri1"/>
    </style:style>
    <style:style style:name="T33" style:family="text">
      <style:text-properties style:font-name="Segoe UI" fo:font-size="10.5pt" fo:language="fi" fo:country="FI" style:font-size-asian="10.5pt" style:font-name-complex="Segoe UI1" style:font-size-complex="10.5pt"/>
    </style:style>
    <style:style style:name="T34" style:family="text">
      <style:text-properties fo:font-size="10pt" fo:language="fi" fo:country="FI" style:font-size-asian="10pt"/>
    </style:style>
    <style:style style:name="T35" style:family="text">
      <style:text-properties fo:font-size="10pt" style:font-size-asian="10pt"/>
    </style:style>
    <style:style style:name="T36" style:family="text">
      <style:text-properties fo:language="nn" fo:country="NO"/>
    </style:style>
    <style:style style:name="T37" style:family="text">
      <style:text-properties fo:language="nn" fo:country="NO" style:font-name-complex="Calibri1"/>
    </style:style>
    <style:style style:name="T38" style:family="text">
      <style:text-properties fo:color="#1f497d"/>
    </style:style>
    <style:style style:name="T39" style:family="text">
      <style:text-properties fo:color="#1f497d" fo:font-weight="bold" style:font-weight-asian="bold" style:font-weight-complex="bold"/>
    </style:style>
    <style:style style:name="T40" style:family="text">
      <style:text-properties style:font-name-complex="Calibri1"/>
    </style:style>
    <style:style style:name="T41" style:family="text">
      <style:text-properties fo:background-color="#ffff00"/>
    </style:style>
    <style:style style:name="T42"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Standard">Pipolajentene. Fra venstre bak Sofie Ingilæ, Amalie Bækø, Minda Bæko, Mildrid Ingilæ og Ella Sepajervi. Foran Haldis Bækø, Aurora Ingilæ, Elna Bækø og Gunda Bækø, Bugøynes 1927.</text:p>
      <text:p text:style-name="Standard"/>
      <text:p text:style-name="Standard"/>
      <text:p text:style-name="Standard"><text:span text:style-name="T1">Piippolan tyttäret. Vasemalta takkaa: Sofie Ingilæ, Amalie Bækø, Minda Bæko, Mildrid Ingilæ ja Ella Sepajervi. Eessä Haldis Bækø, Aurora Ingilæ, Elna Bækø ja Gunda Bækø, Pykeä 1927.</text:span></text:p>
      <text:p text:style-name="P6"/>
      <text:p text:style-name="Standard"><text:span text:style-name="T1">Jentene leker ringlek.</text:span></text:p>
      <text:p text:style-name="Standard"><text:span text:style-name="T1">Tyttäret leikkivä piirileikkiä.</text:span></text:p>
      <text:p text:style-name="P7"/>
      <text:p text:style-name="Standard"><text:span text:style-name="T1">Barna leker, Vadsø 1926. </text:span></text:p>
      <text:p text:style-name="P9"/>
      <text:p text:style-name="P9"/>
      <text:p text:style-name="P7"/>
      <text:p text:style-name="P7"/>
      <text:p text:style-name="P7"/>
      <text:p text:style-name="Standard"><text:span text:style-name="T17">Lapset leikkivä, Vesisaari 1926. </text:span><text:span text:style-name="T20">Mus</text:span><text:span text:style-name="T21">., </text:span><text:span text:style-name="T22">Helsinki 1926 3490 s. 188 VII: 4</text:span></text:p>
      <text:p text:style-name="Standard"/>
      <text:p text:style-name="Standard">Kristin Nicolaysen filmer sin sønn Iver Isak Nicolaysen Sundelin i forbindelse med  dokumentaren «Isä og Aftenstjernen»  sommeren 2016 i Skallelv. Hovedfokus i filmen er at Iver Isak lærer kvensk av Egil (bestefar/ isä). På bildene ser vi Kristin Nicolaysen, Egil Sundelin, Iver Isak Nicolaysen Sundelin og Ådne Sundelin Hansen.</text:p>
      <text:p text:style-name="Standard"/>
      <text:p text:style-name="Standard"/>
      <text:p text:style-name="P30"><text:soft-page-break/><text:span text:style-name="T7">Kristin Nicolaysen filmaa ommaa poikaa Iver Isak Nicolaysen Sundelinia ko het tekevä dokumentaaria «Isä og Aftenstjernen» kesälä 2016 Kallijoessa. Filmin pääfokus oon se ko</text:span><text:span text:style-name="T17"> Iver Isak oppii kvääniä omalta äijiltä, Egililtä. Kuvassa oon </text:span><text:span text:style-name="T7">Kristin Nicolaysen, Egil Sundelin, Iver Isak Nicolaysen Sundelin ja Ådne Sundelin Hansen.</text:span></text:p>
      <text:p text:style-name="P6"/>
      <text:p text:style-name="Standard"><text:span text:style-name="T16">Svanvik gård, Svanvik.</text:span></text:p>
      <text:p text:style-name="P8"/>
      <text:p text:style-name="P8"/>
      <text:p text:style-name="P6"/>
      <text:p text:style-name="P6"/>
      <text:p text:style-name="P6"/>
      <text:p text:style-name="Standard"><text:span text:style-name="T3">Jouttenlahen talo, Jouttenlahti.</text:span></text:p>
      <text:p text:style-name="P8"/>
      <text:p text:style-name="Standard">Gerd og Solveig Klemetsen med katten Kitter, Vadsø ca. 1930-1960.</text:p>
      <text:p text:style-name="Standard"/>
      <text:p text:style-name="Standard"/>
      <text:p text:style-name="Standard"><text:span text:style-name="T3">Gerd ja Solveig Klemetsen Kitter-kissan kans. Vesisaari n. 1930-1960.</text:span></text:p>
      <text:p text:style-name="P6"/>
      <text:p text:style-name="Standard"><text:span text:style-name="T23">Bugøynes 1970.</text:span></text:p>
      <text:p text:style-name="P19"/>
      <text:p text:style-name="P19"/>
      <text:p text:style-name="P22"/>
      <text:p text:style-name="P22"/>
      <text:p text:style-name="P22"/>
      <text:p text:style-name="Standard"><text:soft-page-break/><text:span text:style-name="T1">Pykeä 1970.</text:span></text:p>
      <text:p text:style-name="Standard">Arbeid på kai i Østervågen, Vardø ca.1980-90.</text:p>
      <text:p text:style-name="P25"/>
      <text:p text:style-name="P25"/>
      <text:p text:style-name="Standard"/>
      <text:p text:style-name="Standard"><text:span text:style-name="T16">Työssä kaajala Eteläsatamassa, Vuorea n. 1980-90.</text:span></text:p>
      <text:p text:style-name="Standard"><text:span text:style-name="T25">I hagen på Tuomainengården, Vadsø 1933.</text:span></text:p>
      <text:p text:style-name="P21"/>
      <text:p text:style-name="P21"/>
      <text:p text:style-name="P23"/>
      <text:p text:style-name="P23"/>
      <text:p text:style-name="Standard"><text:span text:style-name="T8">Tuomaisen talon haakissa, Vesisaari 1933.</text:span></text:p>
      <text:p text:style-name="Standard"><text:span text:style-name="T25">Fire kusiner poserer med sine nye finkjoler. Fra venstre Reidun Stock, Ruth Stock, Elin Rushfeldt og Svanhild Rushfeldt, Krampenes ca. 1960.</text:span></text:p>
      <text:p text:style-name="P21"/>
      <text:p text:style-name="P21"/>
      <text:p text:style-name="P21"/>
      <text:p text:style-name="Standard"><text:span text:style-name="T1">Nepukset poseeraava uusissa fiinissä kleningissä. Vasemalta</text:span><text:span text:style-name="T4"> Reidun Stock, Ruth Stock, Elin Rushfeldt ja Svanhild Rushfeldt, </text:span><text:span text:style-name="T9">Kramppinen n. 1960.</text:span></text:p>
      <text:p text:style-name="P26"/>
      <text:h text:style-name="P32" text:outline-level="2"><text:span text:style-name="T26">Ragna Harila og Alida Pedersen på bærtur like ved Kaffeholmen i Flintelv, Vestre Jakobselv 1935. </text:span></text:h>
      <text:h text:style-name="P33" text:outline-level="2"/>
      <text:h text:style-name="P32" text:outline-level="2"><text:span text:style-name="T5">Ragna Harila ja Alida Pedersen kokoamassa marjoja Flinttijoen Kaffisaaressa, Annijoki 1935.</text:span></text:h>
      <text:p text:style-name="Standard"><text:soft-page-break/><text:span text:style-name="T25">Randi Gallavara ved badstugammen til Vinikkahytta, Vadsø ca. 1950-tallet.</text:span></text:p>
      <text:p text:style-name="P21"/>
      <text:p text:style-name="P21"/>
      <text:p text:style-name="P21"/>
      <text:p text:style-name="Standard"><text:span text:style-name="T4">Randi Gallavara istuu </text:span><text:span text:style-name="T4"><office:annotation office:name="__Annotation__699908_1742000862" loext:resolved="false"><dc:creator>Pirjo Paavalniemi</dc:creator><dc:date>2018-07-26T12:57:00</dc:date><loext:sender-initials>PP</loext:sender-initials><text:p><text:span text:style-name="T16">oonko «Viinikkahytän» eli «Viinikanhytän»?</text:span></text:p></office:annotation></text:span><text:span text:style-name="T4">Viinikkahytän </text:span><office:annotation-end office:name="__Annotation__699908_1742000862"/><text:span text:style-name="T4">saunakammin vieressä, Vesisaari n. 1950-luvula.</text:span></text:p>
      <text:p text:style-name="P26"/>
      <text:h text:style-name="P32" text:outline-level="2"><text:span text:style-name="T16">Alf Tuomainen, Vadsø 1933.</text:span></text:h>
      <text:h text:style-name="P35" text:outline-level="2"/>
      <text:h text:style-name="P35" text:outline-level="2"/>
      <text:h text:style-name="P32" text:outline-level="2"><text:span text:style-name="T16">Alf Tuomainen, Vesisaari 1933.</text:span></text:h>
      <text:p text:style-name="Standard"><text:span text:style-name="T24">William Mietinen 14 år på fisketur i Østervann, Vestre Jakobselv 1939.</text:span></text:p>
      <text:p text:style-name="P20"/>
      <text:p text:style-name="P20"/>
      <text:p text:style-name="P20"/>
      <text:p text:style-name="Standard"><text:span text:style-name="T1">14-vuotinen William Mietinen oon pyytämässä kallaa Östervannila, Annijoki 1939.</text:span></text:p>
      <text:p text:style-name="Standard"/>
      <text:p text:style-name="Standard"><text:span text:style-name="T24">Jente i lek med en kattunge ved hovedinngangen til Hamborghus og telegrafstasjonen i Hamningberg ca. 1910-1920.</text:span></text:p>
      <text:p text:style-name="P20"/>
      <text:p text:style-name="P20"/>
      <text:p text:style-name="P20"/>
      <text:p text:style-name="P20"/>
      <text:p text:style-name="P20"><text:soft-page-break/></text:p>
      <text:p text:style-name="Standard"><text:span text:style-name="T1">Tyär leikkii kissanpojan kans Hamborgintalon ja telegraafistasjuunin porstuan eessä Hamningbergissa n. 1910-1920.</text:span></text:p>
      <text:p text:style-name="P6"/>
      <text:p text:style-name="Standard"/>
      <text:p text:style-name="Standard">Marine (til venstre) og Synnøve Mikkola har kledd seg ut som amerikanere på ferie, Neiden 1930-tallet. </text:p>
      <text:p text:style-name="Standard"/>
      <text:p text:style-name="Standard"/>
      <text:p text:style-name="Standard"><text:span text:style-name="T16">Marine (vasemalla) ja Synnøve Mikkola oon vaatittanheet ittensä niin ko amerikkalaiset feeriällä, Näätämö 1930-luvula.</text:span></text:p>
      <text:p text:style-name="P6"/>
      <text:p text:style-name="Standard"/>
      <text:p text:style-name="Standard"><text:span text:style-name="T10">Elsa Haldorsen driver Bugøynes Opplevelser og er en aktiv formidler av den «gammelfinske» kulturen. Hun driver galleri, camping, sauna, overnatting og bibliotek i Bugøynes. Her lærer hun barn fra finskklassen rim og regler.</text:span></text:p>
      <text:p text:style-name="P11"/>
      <text:p text:style-name="P11"/>
      <text:p text:style-name="Standard"><text:span text:style-name="T12">Elsa Haldorsen omistaa firman Bygøynes opplevelser, ja hän jakkaa aktiivisesti tietoa ”vanhasuomalaisesta” kulttuurista. </text:span><text:span text:style-name="T1">Hän triivaa galleriita, camping-paikkaa, saunaa, yösijjaa ja biblioteekkia Pykeässä. Tässä hän opettaa lapsile suomalaisia riimiä ja loruja.</text:span></text:p>
      <text:p text:style-name="P25"/>
      <text:p text:style-name="Standard"><text:span text:style-name="T24">Portrett 1894.</text:span></text:p>
      <text:p text:style-name="P20"/>
      <text:p text:style-name="P20"/>
      <text:p text:style-name="P20"/>
      <text:p text:style-name="P20"/>
      <text:p text:style-name="P20"/>
      <text:p text:style-name="Standard"><text:soft-page-break/><text:span text:style-name="T29">Portretti 1894.</text:span></text:p>
      <text:p text:style-name="Standard"><text:span text:style-name="T24">Barn utenfor prestegården i Vardø ca. 1910.</text:span></text:p>
      <text:p text:style-name="P20"/>
      <text:p text:style-name="P20"/>
      <text:p text:style-name="P20"/>
      <text:p text:style-name="Standard"><text:span text:style-name="T30">Lapset pappilan ulkopuolela Vuoreassa n. 1910.</text:span></text:p>
      <text:p text:style-name="P26"/>
      <text:p text:style-name="Standard"><text:span text:style-name="T25">Bestemor Dagny Mietinen og Svanhild Korsnes, Vestre Jakobselv 1951.</text:span></text:p>
      <text:p text:style-name="P21"/>
      <text:p text:style-name="P21"/>
      <text:p text:style-name="P21"/>
      <text:p text:style-name="Standard"><text:span text:style-name="T31">Ämmi Dagny Mietinen ja Svanhild Korsnes, Annijoki 1951.</text:span></text:p>
      <text:p text:style-name="Standard"><text:span text:style-name="T24">I hagen på Mikkelsnes. Fra venstre: Ida Mathisen, Kathinka Mikkola som har fjonget seg med en høy hatt, og Marine Mikkola som holder rundt sin mor og smiler lykkelig av hennes fjolleri. </text:span><text:span text:style-name="T23">Neiden 1930-tallet.</text:span></text:p>
      <text:p text:style-name="P19"/>
      <text:p text:style-name="P19"/>
      <text:p text:style-name="P19"/>
      <text:p text:style-name="Standard"><text:span text:style-name="T30">Haakissa Mikkeliniemessä. Vasemalta: Ida Mathisen, Kathinka Mikkola kuka fiinistellee korkian hatun kans, ja Marine Mikkola kuka pittää mammasta kiini ja hymmyilee ilosenna mamman hulluttelule. Näätämö 1930-luvula.</text:span></text:p>
      <text:p text:style-name="P6"/>
      <text:p text:style-name="Standard"><text:span text:style-name="T24">To gutter med trillebår samler fiskehoder som har falt ned fra hjellene, Vardø 1920-tallet. </text:span></text:p>
      <text:p text:style-name="P20"/>
      <text:p text:style-name="P20"/>
      <text:p text:style-name="P24"><text:soft-page-break/></text:p>
      <text:p text:style-name="Standard"><text:span text:style-name="T30">Kaksi poikaa kokoava trillepoorhiin kalanpäitä jokka oon tippunheet jällistä, Vuorea 1920-luvula.</text:span></text:p>
      <text:p text:style-name="Standard"><text:span text:style-name="T24">Gruppebilde foran gården, Fredheim i Langfjorden i Pasvik ca. 1910.</text:span></text:p>
      <text:p text:style-name="P20"/>
      <text:p text:style-name="P20"/>
      <text:p text:style-name="P24"/>
      <text:p text:style-name="Standard"><text:span text:style-name="T30">Joukkokuva talon eessä. Fredheim Pitkävuonossa, Paatsjoessa n. 1910.</text:span></text:p>
      <text:p text:style-name="P6"/>
      <text:p text:style-name="P26"/>
      <text:p text:style-name="Standard"><text:span text:style-name="T23">Hesteskyss tidlig 1900-tallet.</text:span></text:p>
      <text:p text:style-name="P19"/>
      <text:p text:style-name="P19"/>
      <text:p text:style-name="P22"/>
      <text:p text:style-name="P22"/>
      <text:p text:style-name="Standard"><text:span text:style-name="T30">Hevoskyytti varhain 1900-luvula.</text:span></text:p>
      <text:p text:style-name="Standard"><text:span text:style-name="T13">Veien mot Nesset, sett fra Randas kjøkkenvindu, Bugøynes 1970.</text:span></text:p>
      <text:p text:style-name="P14"/>
      <text:p text:style-name="P14"/>
      <text:p text:style-name="P15"/>
      <text:p text:style-name="Standard"><text:span text:style-name="T1">Tie Niemheen käsin. Näkymä Randan köökinklasista, Pykeä 1970.</text:span></text:p>
      <text:p text:style-name="P4"/>
      <text:p text:style-name="Standard"><text:soft-page-break/><text:span text:style-name="T23">Badeliv i Øvre Neiden 1957.</text:span></text:p>
      <text:p text:style-name="P19"/>
      <text:p text:style-name="P19"/>
      <text:p text:style-name="P22"/>
      <text:p text:style-name="Standard"><text:span text:style-name="T30">Uimassa Yli-Näätämössä 1957.</text:span></text:p>
      <text:p text:style-name="Standard">Brødrene Arne og Ragnvald Dørmænen, Bugøynes 1927.</text:p>
      <text:p text:style-name="Standard"/>
      <text:p text:style-name="Standard"/>
      <text:p text:style-name="P28"/>
      <text:p text:style-name="P28"/>
      <text:p text:style-name="P28"/>
      <text:p text:style-name="P28"/>
      <text:p text:style-name="Standard"><text:span text:style-name="T17">Veljekset Arne ja Rangvald Dørmænen, Pykeä 1927.</text:span></text:p>
      <text:p text:style-name="P1"/>
      <text:p text:style-name="Standard"><text:span text:style-name="T33">Butikkinteriør, Krampenes 1973.</text:span></text:p>
      <text:p text:style-name="P29"/>
      <text:p text:style-name="P29"/>
      <text:p text:style-name="P7"/>
      <text:p text:style-name="Standard"><text:span text:style-name="T17">Kauppa Kramppisessa vuona 1973.</text:span></text:p>
      <text:p text:style-name="Standard"><text:span text:style-name="T35">Plakat på brua over Komagelv om dans, Komagvær 1973.</text:span></text:p>
      <text:p text:style-name="P1"/>
      <text:p text:style-name="P1"><text:soft-page-break/></text:p>
      <text:p text:style-name="P28"/>
      <text:p text:style-name="Standard"><text:span text:style-name="T17">Tansshiinkuttu. Plakaatti Kumajoen sillala, Kumaveri 1973.</text:span></text:p>
      <text:p text:style-name="Standard"><text:span text:style-name="T25">Leif Mikkola arbeider på taket til et lite uthus på Mikkelsnes, Neiden 1930-tallet.</text:span></text:p>
      <text:p text:style-name="Standard"><text:span text:style-name="T30">Leif Mikkola työtelee pienen ulkohuonheen katola Mikkeliniemessä, Näätämö 1930-luvula.</text:span></text:p>
      <text:p text:style-name="P3"/>
      <text:p text:style-name="P1"/>
      <text:p text:style-name="P1"/>
      <text:p text:style-name="P1"/>
      <text:p text:style-name="Standard"><text:span text:style-name="T35">Grensefoss i Pasvik. </text:span></text:p>
      <text:p text:style-name="P1"/>
      <text:p text:style-name="P27"/>
      <text:p text:style-name="P27"/>
      <text:p text:style-name="P27"/>
      <text:p text:style-name="Standard"><text:span text:style-name="T37">Rajakoski Paatsjoessa.</text:span></text:p>
      <text:p text:style-name="Standard"><text:span text:style-name="T38">Skomaker Bernhard Eriksen</text:span><text:span text:style-name="T39"> </text:span><text:span text:style-name="T38">1969.</text:span></text:p>
      <text:p text:style-name="P1"/>
      <text:p text:style-name="P1"/>
      <text:p text:style-name="P1"/>
      <text:p text:style-name="P1"/>
      <text:p text:style-name="Standard"><text:span text:style-name="T40">Suutari Bernhard Eriksen 1969.</text:span></text:p>
      <text:p text:style-name="P1"><text:soft-page-break/></text:p>
      <text:p text:style-name="Standard"><text:span text:style-name="T28">Herlaug Mikkola på trappa til Mikkelsnes, </text:span><text:span text:style-name="T25">Neiden 1930-tallet.</text:span></text:p>
      <text:p text:style-name="P21"/>
      <text:p text:style-name="P21"/>
      <text:p text:style-name="Standard"><text:span text:style-name="T31">Herlaug Mikkola Mikkeliniemen talon trapuila, Näätämö 1930-luvula.</text:span></text:p>
      <text:p text:style-name="P1"/>
      <text:p text:style-name="Standard"><text:span text:style-name="T25">Enaresjøen, Finland ca.1880.</text:span></text:p>
      <text:p text:style-name="P21"/>
      <text:p text:style-name="P21"/>
      <text:p text:style-name="P23"/>
      <text:p text:style-name="P23"/>
      <text:p text:style-name="Standard"><text:span text:style-name="T32">Inarijärvi, Suomi n. 1880.</text:span></text:p>
      <text:p text:style-name="P1"/>
      <text:p text:style-name="Standard"><text:span text:style-name="T24">Vaggetem, Pasvik 1897.</text:span></text:p>
      <text:p text:style-name="P20"/>
      <text:p text:style-name="P20"/>
      <text:p text:style-name="P24"/>
      <text:p text:style-name="P24"/>
      <text:p text:style-name="P24"/>
      <text:p text:style-name="Standard"><text:span text:style-name="T29">Vaggetem, Paatsjoki 1897.</text:span></text:p>
      <text:p text:style-name="Standard">Hester på elven Volga. </text:p>
      <text:p text:style-name="Standard"><text:soft-page-break/></text:p>
      <text:p text:style-name="Standard"/>
      <text:p text:style-name="P28"/>
      <text:p text:style-name="P28"/>
      <text:p text:style-name="P28"/>
      <text:p text:style-name="P28"/>
      <text:p text:style-name="Standard"><text:span text:style-name="T40">Hevosia Volga-joela.</text:span></text:p>
      <text:p text:style-name="Standard"><text:span text:style-name="T24">Barn ved Andrefossen i Vestre Jakobselv på 1930-tallet.</text:span></text:p>
      <text:p text:style-name="P20"/>
      <text:p text:style-name="P20"/>
      <text:p text:style-name="P24"/>
      <text:p text:style-name="P24"/>
      <text:p text:style-name="Standard"><text:span text:style-name="T29">Lapsia Toinenkönkhäälä Annijoessa 1930-luvula</text:span></text:p>
      <text:p text:style-name="Standard">Musikerparet Trygve Beddari og Anne Margaret Nilsen har samlet og framfører sanger fra Ruija. Musikktradisjonen de formidler spenner over alt fra urgammel runosangtradisjon, via eldre finske folkesanger, læstadianske sanger, sanger laget av kvener/norskfinner i Norge til finske slagere. <text:span text:style-name="T36">Dette er under en skolekonsert på Vadsø museum- Ruija kvenmuseum.</text:span></text:p>
      <text:p text:style-name="P26"/>
      <text:p text:style-name="P26"/>
      <text:p text:style-name="P31"><text:span text:style-name="T7">Musikkeripari Trygve Beddari ja Anne Margaret Nilsen oon koonheet lauluja Ruijasta ja esittävä niitä. Musikkitradisjuuni mitä het tuova esile, oon laaja. Het pellaava ikivanhoita runolauluja, vanhoita suomalaisia kansanlauluja, lestadiolaisia lauluja, ja lauluja joita kväänit/norjansuomalaiset oon tehnheet suomalaisista slaakerista. Tämä kuva oon koulukonsertista </text:span><text:span text:style-name="T7"><office:annotation office:name="__Annotation__700186_1742000862" loext:resolved="false"><dc:creator>Pirjo Paavalniemi</dc:creator><dc:date>2018-07-29T08:58:00</dc:date><loext:sender-initials>PP</loext:sender-initials><text:p><text:span text:style-name="T16">Oonko ok näin?</text:span></text:p></office:annotation></text:span><text:span text:style-name="T7">Vesisaaren museumissa, Vadsø museum – Ruija kvenmuseum.</text:span><office:annotation-end office:name="__Annotation__700186_1742000862"/></text:p>
      <text:p text:style-name="P5"/>
      <text:p text:style-name="P1"/>
      <text:p text:style-name="Standard"><text:span text:style-name="T24">Andreas Mikkola med sønner og musikkinteressert vær på gården Mikkelsnes, Neiden 1930–tallet. </text:span></text:p>
      <text:p text:style-name="P20"/>
      <text:p text:style-name="P20"><text:soft-page-break/></text:p>
      <text:p text:style-name="Standard"><text:span text:style-name="T30">Andreas Mikkola yhessä pojitten ja musikista tykkäävän jaaran kans Mikkeliniemen talon porthaala, Näätämö 1930-luvula.</text:span></text:p>
      <text:p text:style-name="Standard"><text:span text:style-name="T10">Mikkelsens orkester spiller opp til dans med tradisjonelle viser, her under Hamningbergdagene 2018. Orkesteret består av Jakob Mikkelsen, Audun Mikkelsen, Ronald Pedersen, og Joakim Kristoffersen.</text:span></text:p>
      <text:p text:style-name="P11"/>
      <text:p text:style-name="P11"/>
      <text:p text:style-name="Standard"><text:span text:style-name="T7">Mikkelsenin orkesteri pellaa tanssissa tradisjunellia viisuja. Tässä het pellaava Hamningberg-päivilä vuona 2018. Orkesterissa oon myötä Jakob Mikkelsen, Audun Mikkelsen, Ronald Pedersen ja Joakim Kristoffersen.</text:span></text:p>
      <text:p text:style-name="P12"/>
      <text:h text:style-name="P32" text:outline-level="2"><text:span text:style-name="T26">Alf og Else-Liv Indrevær på trammen i Vestre Jakobselv 1935.</text:span></text:h>
      <text:h text:style-name="P33" text:outline-level="2"/>
      <text:h text:style-name="P36" text:outline-level="2"/>
      <text:h text:style-name="P32" text:outline-level="2"><text:span text:style-name="T5">Alf ja Else-Liv Indrevær porthaala Annijoessa 1935.</text:span></text:h>
      <text:h text:style-name="P34" text:outline-level="2"/>
      <text:p text:style-name="P37"/>
      <text:p text:style-name="P5"/>
      <text:p text:style-name="P1"/>
      <text:p text:style-name="Standard"><text:span text:style-name="T25">Jul i stuen Vadsø ca. 1930</text:span></text:p>
      <text:p text:style-name="P21"/>
      <text:p text:style-name="P21"/>
      <text:p text:style-name="P21"/>
      <text:p text:style-name="Standard"><text:span text:style-name="T4">Joulu tuvassa, Vesisaari n. 1930.</text:span></text:p>
      <text:p text:style-name="Standard"><text:span text:style-name="T24">Bedehuset i Vadsø 1948. </text:span></text:p>
      <text:p text:style-name="P20"><text:soft-page-break/></text:p>
      <text:p text:style-name="P20"/>
      <text:p text:style-name="P20"/>
      <text:p text:style-name="Standard"><text:span text:style-name="T29">Rukoushuone Vesisaaressa 1948.</text:span></text:p>
      <text:p text:style-name="Standard"><text:span text:style-name="T24">Bedehuset i Vadsø 1948.</text:span></text:p>
      <text:p text:style-name="P20"/>
      <text:p text:style-name="P20"/>
      <text:p text:style-name="P20"/>
      <text:p text:style-name="Standard"><text:span text:style-name="T29">Rukoushuone Vesisaaressa 1948.</text:span></text:p>
      <text:p text:style-name="Standard"><text:span text:style-name="T24">Konfirmant Hildur Marie Mikkelsen med salmebok, Sandfjorden ca. 1910-1920.</text:span></text:p>
      <text:p text:style-name="P20"/>
      <text:p text:style-name="P20"/>
      <text:p text:style-name="P20"/>
      <text:p text:style-name="Standard"><text:span text:style-name="T1">Rippilapsi Hildur Marie Mikkelsen virsikirja käessä, Sandfjorden n. 1910-1920.</text:span></text:p>
      <text:p text:style-name="Standard"/>
      <text:p text:style-name="Standard"><office:annotation office:name="__Annotation__700260_1742000862" loext:resolved="false"><dc:creator>Pirjo Paavalniemi</dc:creator><dc:date>2018-07-26T12:17:00</dc:date><loext:sender-initials>PP</loext:sender-initials><text:p><text:span text:style-name="T16">Iivana?</text:span></text:p><text:p><text:span text:style-name="T16">Iivana oli karjalainen runonlaulaja. Sen piian kans saattais mainita?</text:span></text:p></office:annotation>Livana<office:annotation-end office:name="__Annotation__700260_1742000862"/> Shemeikka med sin kone sønn, og barnebarn, Karelen 1906.</text:p>
      <text:p text:style-name="Standard"/>
      <text:p text:style-name="Standard"/>
      <text:p text:style-name="P28"/>
      <text:p text:style-name="P28"/>
      <text:p text:style-name="Standard"><text:span text:style-name="T17">Iivana Shemeikka oman emänän, pojan ja lapsenlapsen kans, Karjala 1906.</text:span></text:p>
      <text:p text:style-name="Standard"><text:soft-page-break/><text:span text:style-name="T14">Parikkala, Finland 1930–tallet. </text:span></text:p>
      <text:p text:style-name="P16"/>
      <text:p text:style-name="P16"/>
      <text:p text:style-name="P10"/>
      <text:p text:style-name="P10"/>
      <text:p text:style-name="P10"/>
      <text:p text:style-name="P10"/>
      <text:p text:style-name="Standard"><text:span text:style-name="T6">Parikkala, Suomi 1930-luvula.</text:span></text:p>
      <text:p text:style-name="P1"/>
      <text:p text:style-name="Standard"><text:span text:style-name="T41">Menn sløyer fisk på kaia i </text:span><text:span text:style-name="T41"><office:annotation office:name="__Annotation__700287_1742000862" loext:resolved="false"><dc:creator>Pirjo Paavalniemi</dc:creator><dc:date>2018-07-29T09:10:00</dc:date><loext:sender-initials>PP</loext:sender-initials><text:p><text:span text:style-name="T16">Pitäiskö tässä olla Vestre Jakobselv?</text:span></text:p></office:annotation></text:span><text:span text:style-name="T41">Jakobselv</text:span><office:annotation-end office:name="__Annotation__700287_1742000862"/><text:span text:style-name="T41">, 1926.</text:span></text:p>
      <text:p text:style-name="P25"/>
      <text:p text:style-name="P25"/>
      <text:p text:style-name="P25"/>
      <text:p text:style-name="Standard"/>
      <text:p text:style-name="Standard"><text:span text:style-name="T16">Miehet suoliva kaloja kaajala Annijoessa, 1926.</text:span></text:p>
      <text:p text:style-name="P13"/>
      <text:p text:style-name="Standard"><text:span text:style-name="T15">Manghild Reisænen fra «kvenbygda» Vestre Jakobselv har bidratt med dikt og fortellinger til denne boka. Hun har mange fortellinger på hjertet som hun gjerne forteller videre.  </text:span></text:p>
      <text:p text:style-name="P17"/>
      <text:p text:style-name="P17"/>
      <text:p text:style-name="Standard"><text:span text:style-name="T7">Magnhild Reisænen oon Annijoen «kväänikylästä» pois. Hän oon antanu runoja ja muisteluksia tähän kirjhaan. Hänelä oon monia muisteluksia joita hän mielelä muistelee etheenkäsin.</text:span></text:p>
      <text:p text:style-name="P2"/>
      <text:p text:style-name="Standard"><text:soft-page-break/><text:span text:style-name="T25">Tre gutter henger fisk på fiskehjeller, fra venstre Tor Hauge, en ukjent gutt og Aldrik Methi, Vadsø 1940-tallet.</text:span></text:p>
      <text:p text:style-name="P21"/>
      <text:p text:style-name="P21"/>
      <text:p text:style-name="P21"/>
      <text:p text:style-name="Standard"><text:span text:style-name="T31">Kolme poikaa hengastava kaloja kalajällhiin. Vasemalta Tor Hauge, tuntematon poika ja Aldrik Methi, Vesisaari 1940-luvula.</text:span></text:p>
      <text:p text:style-name="P12"/>
      <text:p text:style-name="Standard"><text:span text:style-name="T34">Blåse hos Sara Mietinen, Vestre Jakobselv 1973.</text:span></text:p>
      <text:p text:style-name="P3"/>
      <text:p text:style-name="P3"/>
      <text:p text:style-name="P3"/>
      <text:p text:style-name="Standard"><text:span text:style-name="T17">Ploosa. Sara Mietisen tykönä Annijoessa 1973.</text:span></text:p>
      <text:p text:style-name="P11"/>
      <text:p text:style-name="Standard"><text:span text:style-name="T25">Arbeid med å sette poteter på Mikkelsnes. Fra venstre Astrid, Kathinka og Marine Mikkola, Neiden 1930-tallet.</text:span></text:p>
      <text:p text:style-name="P21"/>
      <text:p text:style-name="P21"/>
      <text:p text:style-name="Standard"><text:span text:style-name="T31">Potunkylvössä Mikkeliniemessä. Vasemalta Astrid, Kathinka ja Marine Mikkola, Näätämö 1930-luvula.</text:span></text:p>
      <text:p text:style-name="Standard"><text:span text:style-name="T35">Bugøynes 1970.</text:span></text:p>
      <text:p text:style-name="P1"/>
      <text:p text:style-name="P1"/>
      <text:p text:style-name="Standard"><text:span text:style-name="T40">Pykeä 1970.</text:span></text:p>
      <text:p text:style-name="Standard">Hjemmelaget juletre av kosteskaft og einekvister, Vadsø 1940-tallet</text:p>
      <text:p text:style-name="Standard"><text:soft-page-break/></text:p>
      <text:p text:style-name="Standard"/>
      <text:p text:style-name="Standard"/>
      <text:p text:style-name="Standard"><text:span text:style-name="T17">Luuanvarresta ja katajanoksista tehty joulupuu, Vesisaari 1940-luvula.</text:span></text:p>
      <text:p text:style-name="P12"/>
      <text:p text:style-name="P3"/>
      <text:p text:style-name="P1"/>
      <text:p text:style-name="Standard"><text:span text:style-name="T25">Synnøve Mikkola sammen med sin bestemor, Sofie Josefine Mikkola omgitt av hundekjeks og balderbrå, Neiden 1930-tallet.</text:span></text:p>
      <text:p text:style-name="P21"/>
      <text:p text:style-name="P21"/>
      <text:p text:style-name="P18"/>
      <text:p text:style-name="P18"/>
      <text:p text:style-name="Standard"><text:span text:style-name="T4">Synnøve Mikkola ja hänen ämmi, Sofia Josefine Mikkola, </text:span><text:span text:style-name="T4"><office:annotation office:name="__Annotation__700381_1742000862" loext:resolved="false"><dc:creator>Pirjo Paavalniemi</dc:creator><dc:date>2018-07-26T12:39:00</dc:date><loext:sender-initials>PP</loext:sender-initials><text:p><text:span text:style-name="T16">tämän pittää vielä tarkistaa esim. Trygiltä, ette oonko sielä joku eri sana ”hundekjeks”</text:span></text:p></office:annotation></text:span><text:span text:style-name="T4">koiranraasitten </text:span><office:annotation-end office:name="__Annotation__700381_1742000862"/><text:span text:style-name="T4">ja papinkukitten keskelä, Näätämö 1930-luvula.</text:span></text:p>
      <text:p text:style-name="P6"/>
      <text:p text:style-name="P6"/>
      <text:p text:style-name="P6"/>
      <text:p text:style-name="P6"/>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Akkurat" svg:font-family="Akkurat" style:font-family-generic="roman" style:font-pitch="variable"/>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nb" style:country-asian="NO" style:font-weight-asian="bold" style:font-name-complex="Times New Roman1" style:font-family-complex="'Times New Roman'" style:font-family-generic-complex="system" style:font-pitch-complex="variable" style:font-size-complex="24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Bobletekst_20_Tegn" style:display-name="Bobletekst Teg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Overskrift_20_1_20_Tegn" style:display-name="Overskrift 1 Tegn"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nb" style:country-asian="NO" style:font-weight-asian="bold" style:font-name-complex="Times New Roman1" style:font-family-complex="'Times New Roman'" style:font-family-generic-complex="system" style:font-pitch-complex="variable" style:font-size-complex="24pt" style:font-weight-complex="bold"/>
    </style:style>
    <style:style style:name="Emphasis" style:family="text" style:parent-style-name="Default_20_Paragraph_20_Font">
      <style:text-properties fo:font-style="normal" fo:font-weight="bold" style:font-style-asian="normal" style:font-weight-asian="bold" style:font-style-complex="normal"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Merknadstekst_20_Tegn" style:display-name="Merknadstekst Tegn" style:family="text" style:parent-style-name="Default_20_Paragraph_20_Font">
      <style:text-properties fo:font-size="10pt" style:font-size-asian="10pt" style:font-size-complex="10pt"/>
    </style:style>
    <style:style style:name="Kommentaremne_20_Tegn" style:display-name="Kommentaremne Tegn" style:family="text" style:parent-style-name="Merknadstekst_20_Tegn">
      <style:text-properties fo:font-size="10pt" fo:font-weight="bold" style:font-size-asian="10pt" style:font-weight-asian="bold" style:font-size-complex="10pt" style:font-weight-complex="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499cm" fo:margin-bottom="2.499cm" fo:margin-left="2.499cm" fo:margin-right="2.499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ica M. Gebhardt</meta:initial-creator>
    <dc:creator>Thomas Brevik Kjærstad</dc:creator>
    <meta:editing-cycles>15</meta:editing-cycles>
    <meta:print-date>2018-06-28T11:09:00</meta:print-date>
    <meta:creation-date>2018-07-29T07:20:00</meta:creation-date>
    <dc:date>2020-12-01T15:42:00</dc:date>
    <meta:editing-duration>PT14M</meta:editing-duration>
    <meta:generator>LibreOffice/6.4.6.2$Linux_X86_64 LibreOffice_project/40$Build-2</meta:generator>
    <meta:document-statistic meta:table-count="0" meta:image-count="0" meta:object-count="0" meta:page-count="16" meta:paragraph-count="110" meta:word-count="1183" meta:character-count="8834" meta:non-whitespace-character-count="7749"/>
    <meta:user-defined meta:name="AppVersion">16.0000</meta:user-defined>
    <meta:user-defined meta:name="Company">Sør-Varanger kommune</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